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0000000404CE198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fo:margin-top="1cm" fo:margin-bottom="0cm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1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6cm" svg:y="0.529cm" svg:width="1.806cm" svg:height="1.806cm" draw:z-index="0">
          <draw:image xlink:href="Pictures/1000020100000040000000404CE1987E.png" xlink:type="simple" xlink:show="embed" xlink:actuate="onLoad"/>
        </draw:frame><draw:frame draw:style-name="fr2" draw:name="Image2" text:anchor-type="paragraph" svg:x="2.018cm" svg:y="0.529cm" svg:width="1.806cm" svg:height="1.806cm" draw:z-index="1">
          <draw:image xlink:href="Pictures/1000020100000040000000404CE1987E.png" xlink:type="simple" xlink:show="embed" xlink:actuate="onLoad"/>
    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5:27:34.500833034</meta:creation-date>
    <dc:date>2014-12-04T15:28:54.855729088</dc:date>
    <meta:editing-duration>PT1M2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Dev/4.5.0.0.alpha0$Linux_X86_64 LibreOffice_project/0801ef8f1c93a6df07ead34926f7840b6560908e</meta:generator>
  </office:meta>
</office:document-meta>
</file>